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672cm" fo:min-width="2.601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6cm" fo:min-width="2.60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3.001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67cm" fo:min-width="3.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2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8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Inspiration_5f_-title">
      <style:graphic-properties fo:min-height="1.75cm" loext:decorative="false"/>
      <style:paragraph-properties style:writing-mode="lr-tb"/>
    </style:style>
    <style:style style:name="pr10" style:family="presentation" style:parent-style-name="Inspiration_5f_-outline1">
      <style:graphic-properties fo:min-height="4.77cm" loext:decorative="false"/>
      <style:paragraph-properties style:writing-mode="lr-tb"/>
    </style:style>
    <style:style style:name="pr11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2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3" style:family="presentation" style:parent-style-name="Inspiration_5f_-outline1">
      <style:graphic-properties draw:textarea-horizontal-align="center" fo:min-height="4.77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7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5.04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co3" style:family="table-column">
      <style:table-column-properties style:column-width="4.84cm" style:use-optimal-column-width="false"/>
    </style:style>
    <style:style style:name="co4" style:family="table-column">
      <style:table-column-properties style:column-width="4.841cm" style:use-optimal-column-width="false"/>
    </style:style>
    <style:style style:name="ro1" style:family="table-row">
      <style:table-row-properties style:row-height="1.381cm" style:use-optimal-row-height="false"/>
    </style:style>
    <style:style style:name="ro2" style:family="table-row">
      <style:table-row-properties style:row-height="1.3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color="#111111" loext:opacity="100%" fo:background-color="transparent"/>
    </style:style>
    <style:style style:name="ce3" style:family="table-cell">
      <style:text-properties fo:color="#111111" loext:opacity="100%" fo:background-color="#dde8cb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margin-left="0cm" fo:margin-right="0cm" fo:margin-top="0cm" fo:margin-bottom="0.298cm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paragraph-properties fo:text-align="center"/>
      <style:text-properties style:font-weight-asian="bold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color="#111111" loext:opacity="100%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0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111111" loext:opacity="100%" fo:font-weight="bold" style:font-weight-asian="bold" style:font-weight-complex="bold"/>
    </style:style>
    <style:style style:name="T16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111111" loext:opacity="100%" style:text-underline-style="none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11111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111111" loext:opacity="100%" style:text-underline-style="none" fo:font-weight="normal" style:font-weight-asian="normal" style:font-weight-complex="normal"/>
    </style:style>
    <style:style style:name="T23" style:family="text">
      <style:text-properties fo:color="#ff8000" loext:opacity="100%" fo:font-size="32pt" fo:font-weight="bold" style:font-weight-asian="bold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</text:span><text:span text:style-name="T1">ours </text:span><text:span text:style-name="T1">de </text:span><text:span text:style-name="T1">l’agré</text:span><text:span text:style-name="T1">gatio</text:span><text:span text:style-name="T1">n </text:span><text:span text:style-name="T1">exter</text:span><text:span text:style-name="T1">ne</text:span></text:p>
            <text:p>Sciences Industrielles de l’Ingénieur</text:p>
            <text:p>Option Informatique</text:p>
            <text:p><text:span text:style-name="T1">Épre</text:span><text:span text:style-name="T1">uve 4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4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4" draw:text-style-name="P5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5" draw:layer="layout" svg:width="24cm" svg:height="1.75cm" svg:x="1.5cm" svg:y="1.25cm" presentation:class="title">
          <draw:text-box>
            <text:p>Modélisation du système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7" draw:text-style-name="P7" draw:layer="layout" svg:width="22.5cm" svg:height="5cm" svg:x="3cm" svg:y="5.5cm" presentation:class="outline" presentation:user-transformed="true">
          <draw:text-box>
            <text:p text:style-name="P6"><text:span text:style-name="T5">Faire les schéma des aspects théoriques au tableau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5"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9" draw:text-style-name="P4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0" draw:text-style-name="P5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0" draw:text-style-name="P5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&lt;numéro&gt;</text:page-number></text:span></text:p>
          </draw:text-box>
        </draw:frame>
        <draw:frame presentation:style-name="pr6" draw:text-style-name="P9" draw:layer="layout" svg:width="24cm" svg:height="1.75cm" svg:x="1.5cm" svg:y="1.25cm" presentation:class="title">
          <draw:text-box>
            <text:p><text:span text:style-name="T7">Manip</text:span><text:span text:style-name="T7">ulation </text:span><text:span text:style-name="T7">1 : </text:span></text:p>
          </draw:text-box>
        </draw:frame>
        <draw:frame presentation:style-name="pr11" draw:text-style-name="P4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5"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9" draw:text-style-name="P4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0" draw:text-style-name="P5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STI2D</text:span></text:p>
              </text:list-item>
              <text:list-item>
                <text:p text:style-name="P10"><text:span text:style-name="T8">En BTS CIEL</text:span></text:p>
              </text:list-item>
              <text:list-item>
                <text:p text:style-name="P10"><text:span text:style-name="T8">En BUT GEII</text:span></text:p>
                <text:p text:style-name="P10"><text:span text:style-name="T8"/></text:p>
              </text:list-item>
            </text:list>
          </draw:text-box>
        </draw:frame>
        <draw:frame presentation:style-name="pr10" draw:text-style-name="P5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1T0">
        <draw:frame presentation:style-name="pr12" draw:text-style-name="P11" draw:layer="layout" svg:width="25cm" svg:height="10cm" svg:x="1.5cm" svg:y="3.75cm" presentation:class="subtitle">
          <draw:text-box>
            <text:p><text:span text:style-name="T9">Séqu</text:span><text:span text:style-name="T9">ence </text:span><text:span text:style-name="T9">péda</text:span><text:span text:style-name="T9">gogiq</text:span><text:span text:style-name="T9">ue en </text:span><text:span text:style-name="T9">BTS </text:span><text:span text:style-name="T9">CIEL </text:span><text:span text:style-name="T9">optio</text:span><text:span text:style-name="T9">n A :</text:span></text:p>
            <text:p><text:span text:style-name="T10"/></text:p>
            <text:p><text:span text:style-name="T11">Titre </text:span><text:span text:style-name="T11">de la </text:span><text:span text:style-name="T11">séqu</text:span><text:span text:style-name="T11">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4T14">
        <draw:frame presentation:style-name="pr9" draw:text-style-name="P4" draw:layer="layout" svg:width="24cm" svg:height="1.75cm" svg:x="1.5cm" svg:y="1.25cm" presentation:class="title" presentation:user-transformed="true">
          <draw:text-box>
            <text:p>Problématique <text:s/>de la séquence</text:p>
          </draw:text-box>
        </draw:frame>
        <draw:frame presentation:style-name="pr13" draw:text-style-name="P4" draw:layer="layout" svg:width="25cm" svg:height="8.25cm" svg:x="1.5cm" svg:y="4.25cm" presentation:class="outline" presentation:user-transformed="true">
          <draw:text-box>
            <text:p text:style-name="P6"><text:span text:style-name="T13">Formuler explicitement la problématique ?</text:span></text:p>
            <text:p><text:span text:style-name="T4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Compétences et tâches professionnalisantes</text:p>
          </draw:text-box>
        </draw:frame>
        <draw:frame presentation:style-name="pr10" draw:text-style-name="P4" draw:layer="layout" svg:width="25cm" svg:height="9.75cm" svg:x="1.5cm" svg:y="3.75cm" presentation:class="outline" presentation:user-transformed="true">
          <draw:text-box>
            <text:p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<text:s/>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  <text:list-item>
                    <text:p text:style-name="P12"><text:span text:style-name="T14">Explication objectif </text:span></text:p>
                    <text:list>
                      <text:list-item>
                        <text:p><text:span text:style-name="T1">Compétence </text:span></text:p>
                      </text:list-item>
                      <text:list-item>
                        <text:p><text:span text:style-name="T1">Compétenc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4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Ressour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3" draw:text-style-name="P13" draw:layer="layout" svg:width="20cm" svg:height="2cm" svg:x="4cm" svg:y="9.3cm">
          <text:p text:style-name="P6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custom-shape draw:style-name="gr4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4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6" draw:text-style-name="P16" draw:layer="layout" svg:width="25.2cm" svg:height="0.832cm" svg:x="1.518cm" svg:y="5.268cm" presentation:class="outline" presentation:user-transformed="true">
          <draw:text-box>
            <text:p text:style-name="P15"><text:span text:style-name="T16">Répartition horaire :</text:span><text:span text:style-name="T17"> TOTAL HEURES</text:span></text:p>
          </draw:text-box>
        </draw:frame>
        <draw:frame presentation:style-name="pr16" draw:text-style-name="P16" draw:layer="layout" svg:width="25.2cm" svg:height="0.832cm" svg:x="1.509cm" svg:y="6.668cm" presentation:class="outline" presentation:user-transformed="true">
          <draw:text-box>
            <text:p text:style-name="P15"><text:span text:style-name="T16">Cours/TD :</text:span><text:span text:style-name="T17"> </text:span></text:p>
          </draw:text-box>
        </draw:frame>
        <draw:frame presentation:style-name="pr16" draw:text-style-name="P16" draw:layer="layout" svg:width="25.2cm" svg:height="0.832cm" svg:x="1.5cm" svg:y="7.868cm" presentation:class="outline" presentation:user-transformed="true">
          <draw:text-box>
            <text:p text:style-name="P15"><text:span text:style-name="T16">TP :</text:span><text:span text:style-name="T17"> </text:span></text:p>
          </draw:text-box>
        </draw:frame>
        <draw:frame presentation:style-name="pr16" draw:text-style-name="P16" draw:layer="layout" svg:width="25.2cm" svg:height="0.832cm" svg:x="1.518cm" svg:y="9.268cm" presentation:class="outline" presentation:user-transformed="true">
          <draw:text-box>
            <text:p text:style-name="P15"><text:span text:style-name="T16">Projet :</text:span><text:span text:style-name="T17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custom-shape draw:style-name="gr4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4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5" draw:layer="layout" svg:width="25.201cm" svg:height="5.769cm" svg:x="1.298cm" svg:y="6.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17"><text:span text:style-name="T1">S1</text:span></text:p>
              </table:table-cell>
              <table:table-cell>
                <text:p text:style-name="P18"><text:span text:style-name="T1">S2</text:span></text:p>
              </table:table-cell>
              <table:table-cell>
                <text:p text:style-name="P18"><text:span text:style-name="T1">S3</text:span></text:p>
              </table:table-cell>
              <table:table-cell>
                <text:p text:style-name="P18"><text:span text:style-name="T1">S4</text:span></text:p>
              </table:table-cell>
            </table:table-row>
            <table:table-row table:style-name="ro1" table:default-cell-style-name="bg-none">
              <table:table-cell>
                <text:p>Cours/TD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TP</text:p>
              </table:table-cell>
              <table:table-cell/>
              <table:table-cell/>
              <table:table-cell>
                <text:p>TP</text:p>
                <text:p><text:span text:style-name="T18">formatif</text:span></text:p>
              </table:table-cell>
              <table:table-cell>
                <text:p>TP</text:p>
                <text:p><text:span text:style-name="T18">formatif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19">Projet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6" draw:text-style-name="P21" draw:layer="layout" svg:width="3.1cm" svg:height="1.9cm" svg:x="23.602cm" svg:y="11.601cm">
          <text:p text:style-name="P20"><text:span text:style-name="T20">Soutenanc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7" draw:text-style-name="P21" draw:layer="layout" svg:width="3.1cm" svg:height="3.5cm" svg:x="11.901cm" svg:y="10.101cm">
          <text:p text:style-name="P20"><text:span text:style-name="T20">Remédiation</text:span></text:p>
          <draw:enhanced-geometry svg:viewBox="0 0 21600 21600" draw:text-areas="0 ?f0 21600 21600" draw:type="up-arrow-callout" draw:modifiers="16010.2827763496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8" draw:text-style-name="P23" draw:layer="layout" svg:width="3.5cm" svg:height="1cm" svg:x="6cm" svg:y="5cm">
          <text:p text:style-name="P22"><text:span text:style-name="T21">Évaluation diagnostic</text:span></text:p>
          <draw:enhanced-geometry svg:viewBox="0 0 21600 21600" draw:glue-points="10800 0 0 10800 10800 21600 21600 10800 ?f40 ?f41" draw:text-areas="0 0 21600 21600" draw:type="rectangular-callout" draw:modifiers="3343.9588688946 71316.6833166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9" draw:text-style-name="P21" draw:layer="layout" svg:width="4cm" svg:height="2cm" svg:x="3cm" svg:y="11.5cm">
          <text:p text:style-name="P20"><text:span text:style-name="T20">Faire naître</text:span></text:p>
          <text:p text:style-name="P20"><text:span text:style-name="T20">le besoin chez l’élèv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custom-shape draw:style-name="gr4" draw:text-style-name="P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Différenciation pédagogique</text:p>
          </draw:text-box>
        </draw:frame>
        <draw:frame presentation:style-name="pr16" draw:text-style-name="P14" draw:layer="layout" svg:width="21.5cm" svg:height="0.832cm" svg:x="3.562cm" svg:y="3.9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6" draw:text-style-name="P16" draw:layer="layout" svg:width="25.218cm" svg:height="0.9cm" svg:x="1.273cm" svg:y="11.1cm" presentation:class="outline" presentation:user-transformed="true">
          <draw:text-box>
            <text:p text:style-name="P15"><text:span text:style-name="T16">Justification de la différenciation :</text:span><text:span text:style-name="T22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custom-shape draw:style-name="gr4" draw:text-style-name="P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Modalités d’évluations</text:p>
          </draw:text-box>
        </draw:frame>
        <draw:frame presentation:style-name="pr16" draw:text-style-name="P14" draw:layer="layout" svg:width="21.5cm" svg:height="0.832cm" svg:x="3.562cm" svg:y="3.9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1T0">
        <draw:frame presentation:style-name="pr12" draw:text-style-name="P11" draw:layer="layout" svg:width="25cm" svg:height="10cm" svg:x="1.5cm" svg:y="3.75cm" presentation:class="subtitle">
          <draw:text-box>
            <text:p><text:span text:style-name="T9">Séan</text:span><text:span text:style-name="T9">ce </text:span><text:span text:style-name="T9">détaill</text:span><text:span text:style-name="T9">ée :</text:span></text:p>
            <text:p><text:span text:style-name="T10"/></text:p>
            <text:p><text:span text:style-name="T23">Titre </text:span><text:span text:style-name="T23">de la </text:span><text:span text:style-name="T23">séan</text:span><text:span text:style-name="T23">ce </text:span><text:span text:style-name="T23">détail</text:span><text:span text:style-name="T23">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5" draw:layer="layout" svg:width="24.2cm" svg:height="1.38cm" svg:x="1.299cm" svg:y="5.2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style-name="bg-none"/>
              <table:table-cell table:style-name="ce4">
                <text:p text:style-name="P24"><text:span text:style-name="T24">S1</text:span></text:p>
              </table:table-cell>
              <table:table-cell>
                <text:p text:style-name="P18"><text:span text:style-name="T25">S2</text:span></text:p>
              </table:table-cell>
              <table:table-cell>
                <text:p text:style-name="P18"><text:span text:style-name="T25">S3</text:span></text:p>
              </table:table-cell>
              <table:table-cell>
                <text:p text:style-name="P18"><text:span text:style-name="T25">S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16" draw:layer="layout" svg:width="25.218cm" svg:height="1.5cm" svg:x="1.282cm" svg:y="12.1cm" presentation:class="outline" presentation:user-transformed="true">
          <draw:text-box>
            <text:p text:style-name="P15"><text:span text:style-name="T16">Justification pédagogique :</text:span><text:span text:style-name="T22"> détail justification</text:span></text:p>
          </draw:text-box>
        </draw:frame>
        <draw:frame presentation:style-name="pr16" draw:text-style-name="P16" draw:layer="layout" svg:width="25.2cm" svg:height="0.832cm" svg:x="1.282cm" svg:y="8.4cm" presentation:class="outline" presentation:user-transformed="true">
          <draw:text-box>
            <text:p text:style-name="P15"><text:span text:style-name="T16">Compétence :</text:span><text:span text:style-name="T17"> </text:span><text:span text:style-name="T26">explication compétence (Ressource)</text:span></text:p>
          </draw:text-box>
        </draw:frame>
        <draw:frame presentation:style-name="pr16" draw:text-style-name="P16" draw:layer="layout" svg:width="25.2cm" svg:height="0.832cm" svg:x="1.282cm" svg:y="7.4cm" presentation:class="outline" presentation:user-transformed="true">
          <draw:text-box>
            <text:p text:style-name="P15"><text:span text:style-name="T16">Objectifs de la séance :</text:span><text:span text:style-name="T17"> </text:span><text:span text:style-name="T27">explication objectifs</text:span></text:p>
          </draw:text-box>
        </draw:frame>
        <draw:custom-shape draw:style-name="gr10" draw:text-style-name="P26" draw:layer="layout" svg:width="10.5cm" svg:height="1.8cm" svg:x="6.9cm" svg:y="3.7cm">
          <text:p text:style-name="P25"><text:span text:style-name="T25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11" draw:text-style-name="P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6" draw:text-style-name="P27" draw:layer="layout" svg:width="25.2cm" svg:height="0.832cm" svg:x="3.1cm" svg:y="4.1cm" presentation:class="outline" presentation:user-transformed="true">
          <draw:text-box>
            <text:p text:style-name="P15"><text:span text:style-name="T28">30 mn : <text:s/></text:span></text:p>
          </draw:text-box>
        </draw:frame>
        <draw:frame presentation:style-name="pr16" draw:text-style-name="P27" draw:layer="layout" svg:width="25.2cm" svg:height="0.832cm" svg:x="3.1cm" svg:y="6.032cm" presentation:class="outline" presentation:user-transformed="true">
          <draw:text-box>
            <text:p text:style-name="P15"><text:span text:style-name="T28">40mn : <text:s/></text:span></text:p>
          </draw:text-box>
        </draw:frame>
        <draw:frame presentation:style-name="pr16" draw:text-style-name="P27" draw:layer="layout" svg:width="25.2cm" svg:height="0.832cm" svg:x="3.1cm" svg:y="8cm" presentation:class="outline" presentation:user-transformed="true">
          <draw:text-box>
            <text:p text:style-name="P15"><text:span text:style-name="T28">40 mn : <text:s/></text:span></text:p>
          </draw:text-box>
        </draw:frame>
        <draw:frame presentation:style-name="pr16" draw:text-style-name="P27" draw:layer="layout" svg:width="25.2cm" svg:height="0.832cm" svg:x="3.1cm" svg:y="9.8cm" presentation:class="outline" presentation:user-transformed="true">
          <draw:text-box>
            <text:p text:style-name="P15"><text:span text:style-name="T28">30 mn : <text:s/></text:span></text:p>
          </draw:text-box>
        </draw:frame>
        <draw:frame presentation:style-name="pr16" draw:text-style-name="P27" draw:layer="layout" svg:width="25.2cm" svg:height="0.832cm" svg:x="3.1cm" svg:y="11.8cm" presentation:class="outline" presentation:user-transformed="true">
          <draw:text-box>
            <text:p text:style-name="P15"><text:span text:style-name="T28">30 mn : <text:s/></text:span></text:p>
          </draw:text-box>
        </draw:frame>
        <draw:custom-shape draw:style-name="gr12" draw:text-style-name="P29" draw:layer="layout" svg:width="22cm" svg:height="1.238cm" svg:x="4.702cm" svg:y="13.262cm">
          <text:p text:style-name="P28"><text:span text:style-name="T29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" draw:text-style-name="P31" draw:layer="layout" svg:width="22cm" svg:height="0.9cm" svg:x="4.5cm" svg:y="3.4cm">
          <text:p text:style-name="P30"><text:span text:style-name="T30">Kahoot ! diagnostiq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Séance de remédiation 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7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7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1H48M24S</meta:editing-duration>
    <meta:editing-cycles>16</meta:editing-cycles>
    <dc:date>2025-06-09T21:26:04.376933800</dc:date>
    <meta:document-statistic meta:object-count="175"/>
  </office:meta>
</office:document-meta>
</file>